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2ed" officeooo:paragraph-rsid="000882ed"/>
    </style:style>
    <style:style style:name="P2" style:family="paragraph" style:parent-style-name="Standard">
      <style:text-properties officeooo:rsid="0009fa30" officeooo:paragraph-rsid="0009fa30"/>
    </style:style>
    <style:style style:name="P3" style:family="paragraph" style:parent-style-name="Standard">
      <style:text-properties officeooo:rsid="000b14f4" officeooo:paragraph-rsid="000b14f4"/>
    </style:style>
    <style:style style:name="T1" style:family="text">
      <style:text-properties officeooo:rsid="0009fa30"/>
    </style:style>
    <style:style style:name="T2" style:family="text">
      <style:text-properties officeooo:rsid="000ba8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zęść III</text:p>
      <text:p text:style-name="P1"/>
      <text:p text:style-name="P2">1.</text:p>
      <text:p text:style-name="P2"/>
      <text:p text:style-name="P1">Zebrane dane sugerują, że nie u wszystkich użytkowników jakość losowania hasła by wzrosła przy zwiększeniu długości hasła. Wnioskuję to po tym, że niektórzy użytkownicy i tak nie korzystali z wszystkich dostępnych możliwości losowania, tzn nie zmieniali wszystkich cyfr. U innych użytkowników zaobserwowano jednak dobre zachowanie związane z losowaniem. Niektórzy z tych <text:s text:c="2"/>„starannych” użytkowników może zmienialiby wszystkie 8 dostępne cyfry. </text:p>
      <text:p text:style-name="P1"/>
      <text:p text:style-name="P1">To samo dotyczy zwiększenia ilości cyfr w alfabecie. <text:span text:style-name="T1">Niektórzy </text:span>użytkownicy wykazywali skłonność do przekręcania tarcz na cyfrę bliską orginalnej cyfrze – <text:span text:style-name="T1">tzn przekręcanie tarcz o mały stopień</text:span>.</text:p>
      <text:p text:style-name="P1"/>
      <text:p text:style-name="P2">To czy bezpieczeństwo zamków poprawiłoby się znacznie przy większej długości haseł i większej ilości znaków w alfabecie zależy w dużej mierze od tego jak wyglądałyby nowe zapięcia. Dużo użytkowników zdaje się, że wkładali mało wysiłku w zmianę kodu. Możliwe, że gdyby cyfry były umieszczone gęściej na tarczach (rozmieszczone o mniejszy stopień, mniejszą odległość), lub tarcze były węższe, użytkownicy nawet przy minimalnym wysiłku uzyskiwaliby zmianę haseł trudniejszą do zgadnięcia.</text:p>
      <text:p text:style-name="P2"/>
      <text:p text:style-name="P2">2.</text:p>
      <text:p text:style-name="P3">Osoby które sfałszowały wynik można poznać po entropii, lub rozkładzie zebranych kodów, które różnią się od reszty uczestników zadania. <text:span text:style-name="T2">Możliwe, że ta metoda byłaby nieskuteczna przy tak małej ilości danych zebranych przez każdego uczestnik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2:28:59.182000000</meta:creation-date>
    <dc:date>2018-11-04T21:44:31.240000000</dc:date>
    <meta:editing-duration>PT27M6S</meta:editing-duration>
    <meta:editing-cycles>2</meta:editing-cycles>
    <meta:generator>LibreOffice/6.0.3.2$Windows_x86 LibreOffice_project/8f48d515416608e3a835360314dac7e47fd0b821</meta:generator>
    <meta:document-statistic meta:table-count="0" meta:image-count="0" meta:object-count="0" meta:page-count="1" meta:paragraph-count="7" meta:word-count="191" meta:character-count="1376" meta:non-whitespace-character-count="1188"/>
  </office:meta>
</office:document-meta>
</file>